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peration: Scan disc</text:p>
      <text:p text:style-name="Standard">Date: Monday 20-06-2016</text:p>
      <text:p text:style-name="Standard">Operator: Robert Alm</text:p>
      <text:p text:style-name="Standard">Pc: Exarchos</text:p>
      <text:p text:style-name="Standard">OS: Windows 7</text:p>
      <text:p text:style-name="Standard"/>
      <text:p text:style-name="Standard">Reason for scan disc: Just to be sure. I was worry that the hard disc was disfunctional. Some disfunction with git, (that probably is about git), made me want to check the hard disc for any disfunction. Good to say on that point that i made a online hard disc scan before few days.</text:p>
      <text:p text:style-name="Standard"/>
      <text:p text:style-name="Standard">Results from scan disc: Nothing. The hard disc seems to work optimally.</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M44S</meta:editing-duration>
    <meta:editing-cycles>3</meta:editing-cycles>
    <meta:generator>OpenOffice/4.1.2$Win32 OpenOffice.org_project/412m3$Build-9782</meta:generator>
    <dc:date>2016-06-20T11:36:08.21</dc:date>
    <meta:document-statistic meta:table-count="0" meta:image-count="0" meta:object-count="0" meta:page-count="1" meta:paragraph-count="7" meta:word-count="80" meta:character-count="440"/>
    <dc:creator>Robert Kristian Alm</dc:creator>
    <meta:user-defined meta:name="Info 1"/>
    <meta:user-defined meta:name="Info 2"/>
    <meta:user-defined meta:name="Info 3"/>
    <meta:user-defined meta:name="Info 4"/>
  </office:meta>
</office:document-meta>
</file>